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40a" officeooo:paragraph-rsid="0008140a"/>
    </style:style>
    <style:style style:name="P2" style:family="paragraph" style:parent-style-name="Standard">
      <style:text-properties officeooo:rsid="000990eb" officeooo:paragraph-rsid="000990eb"/>
    </style:style>
    <style:style style:name="P3" style:family="paragraph" style:parent-style-name="Standard">
      <style:text-properties officeooo:rsid="0009fe3c" officeooo:paragraph-rsid="0009fe3c"/>
    </style:style>
    <style:style style:name="P4" style:family="paragraph" style:parent-style-name="Standard">
      <style:text-properties officeooo:rsid="000d4538" officeooo:paragraph-rsid="000d4538"/>
    </style:style>
    <style:style style:name="P5" style:family="paragraph" style:parent-style-name="Standard">
      <style:text-properties officeooo:rsid="000e4a7d" officeooo:paragraph-rsid="000e4a7d"/>
    </style:style>
    <style:style style:name="P6" style:family="paragraph" style:parent-style-name="Standard">
      <style:text-properties officeooo:rsid="0010e28b" officeooo:paragraph-rsid="0010e28b"/>
    </style:style>
    <style:style style:name="P7" style:family="paragraph" style:parent-style-name="Standard">
      <style:text-properties officeooo:rsid="00126505" officeooo:paragraph-rsid="00126505"/>
    </style:style>
    <style:style style:name="P8" style:family="paragraph" style:parent-style-name="Standard">
      <style:text-properties officeooo:rsid="00174847" officeooo:paragraph-rsid="00174847"/>
    </style:style>
    <style:style style:name="P9" style:family="paragraph" style:parent-style-name="Standard">
      <style:text-properties officeooo:rsid="0019e0e4" officeooo:paragraph-rsid="0019e0e4"/>
    </style:style>
    <style:style style:name="P10" style:family="paragraph" style:parent-style-name="Standard">
      <style:text-properties officeooo:rsid="001dc62c" officeooo:paragraph-rsid="001dc62c"/>
    </style:style>
    <style:style style:name="P11" style:family="paragraph" style:parent-style-name="Standard">
      <style:text-properties officeooo:rsid="001f11ed" officeooo:paragraph-rsid="001f11ed"/>
    </style:style>
    <style:style style:name="P12" style:family="paragraph" style:parent-style-name="Standard">
      <style:text-properties officeooo:rsid="00207088" officeooo:paragraph-rsid="00207088"/>
    </style:style>
    <style:style style:name="P13" style:family="paragraph" style:parent-style-name="Text_20_body">
      <style:text-properties officeooo:rsid="002556f8" officeooo:paragraph-rsid="002556f8"/>
    </style:style>
    <style:style style:name="P14" style:family="paragraph" style:parent-style-name="Text_20_body">
      <style:text-properties officeooo:rsid="002673cc" officeooo:paragraph-rsid="002673cc"/>
    </style:style>
    <style:style style:name="P15" style:family="paragraph" style:parent-style-name="Text_20_body">
      <style:text-properties officeooo:rsid="0027d9e2" officeooo:paragraph-rsid="0027d9e2"/>
    </style:style>
    <style:style style:name="P16" style:family="paragraph" style:parent-style-name="Text_20_body">
      <style:text-properties officeooo:rsid="002a90da" officeooo:paragraph-rsid="002a90da"/>
    </style:style>
    <style:style style:name="P17" style:family="paragraph" style:parent-style-name="Text_20_body">
      <style:text-properties officeooo:rsid="002ce759" officeooo:paragraph-rsid="002ce759"/>
    </style:style>
    <style:style style:name="P18" style:family="paragraph" style:parent-style-name="Text_20_body">
      <style:text-properties officeooo:rsid="002e6a80" officeooo:paragraph-rsid="002e6a80"/>
    </style:style>
    <style:style style:name="P19" style:family="paragraph" style:parent-style-name="Text_20_body">
      <style:text-properties officeooo:rsid="002f9587" officeooo:paragraph-rsid="002f9587"/>
    </style:style>
    <style:style style:name="P20" style:family="paragraph" style:parent-style-name="Text_20_body">
      <style:text-properties officeooo:rsid="0032d6dd" officeooo:paragraph-rsid="0032d6dd"/>
    </style:style>
    <style:style style:name="P21" style:family="paragraph" style:parent-style-name="Text_20_body">
      <style:text-properties officeooo:rsid="0033c68b" officeooo:paragraph-rsid="0033c68b"/>
    </style:style>
    <style:style style:name="P22" style:family="paragraph" style:parent-style-name="Text_20_body">
      <style:text-properties officeooo:rsid="00343263" officeooo:paragraph-rsid="00343263"/>
    </style:style>
    <style:style style:name="P23" style:family="paragraph" style:parent-style-name="Text_20_body">
      <style:text-properties officeooo:rsid="00353e89" officeooo:paragraph-rsid="00353e89"/>
    </style:style>
    <style:style style:name="P24" style:family="paragraph" style:parent-style-name="Subtitle">
      <style:text-properties officeooo:rsid="000990eb" officeooo:paragraph-rsid="000990eb"/>
    </style:style>
    <style:style style:name="T1" style:family="text">
      <style:text-properties officeooo:rsid="000bc478"/>
    </style:style>
    <style:style style:name="T2" style:family="text">
      <style:text-properties officeooo:rsid="000fe4a7"/>
    </style:style>
    <style:style style:name="T3" style:family="text">
      <style:text-properties officeooo:rsid="00116c36"/>
    </style:style>
    <style:style style:name="T4" style:family="text">
      <style:text-properties officeooo:rsid="00127874"/>
    </style:style>
    <style:style style:name="T5" style:family="text">
      <style:text-properties officeooo:rsid="001f11ed"/>
    </style:style>
    <style:style style:name="T6" style:family="text">
      <style:text-properties officeooo:rsid="0021c1f7"/>
    </style:style>
    <style:style style:name="T7" style:family="text">
      <style:text-properties officeooo:rsid="0023a674"/>
    </style:style>
    <style:style style:name="T8" style:family="text">
      <style:text-properties officeooo:rsid="0029c67b"/>
    </style:style>
    <style:style style:name="T9" style:family="text">
      <style:text-properties officeooo:rsid="002bf257"/>
    </style:style>
    <style:style style:name="T10" style:family="text">
      <style:text-properties officeooo:rsid="003066a9"/>
    </style:style>
    <style:style style:name="T11" style:family="text">
      <style:text-properties officeooo:rsid="003302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Introduccion</text:p>
      <text:p text:style-name="P1">CPU: Proposito general.</text:p>
      <text:p text:style-name="P1">GPU: Proposito mas particular, para procesar video.</text:p>
      <text:p text:style-name="P1"/>
      <text:p text:style-name="P1">CPU: Latency oriented cores.</text:p>
      <text:p text:style-name="P1">Por eso tenemos muchos cache, para que la velocidad de acceso a la memoria y la velocidad del procesador quede oculta. Que esta latencia se disminuya.</text:p>
      <text:p text:style-name="P1"/>
      <text:p text:style-name="P1">GPU: Throughput oriented cores</text:p>
      <text:p text:style-name="P1">Lo importante es el procesamiento que termine tenie<text:span text:style-name="T1">n</text:span>do. No hay tantas unidades de cache.</text:p>
      <text:p text:style-name="P1">Se puede perder tiempo debido a la latencia, pero debe haber muchas unidades de procesamiento.</text:p>
      <text:p text:style-name="P1"/>
      <text:p text:style-name="P2">En CPU los hilos son manejados por el sistema operativo.</text:p>
      <text:p text:style-name="P2">En GPU los hilos son manejados por el hardware.</text:p>
      <text:p text:style-name="P2"/>
      <text:p text:style-name="P2"/>
      <text:p text:style-name="P2">Prefetching: Tomo los datos de la RAM a la cache por anticipado.</text:p>
      <text:p text:style-name="P2"/>
      <text:p text:style-name="P2">CPU: La latencia queda oculta con el tamanio de la cache.</text:p>
      <text:p text:style-name="P2"/>
      <text:p text:style-name="P2">GPU: La latencia queda oculta con la <text:span text:style-name="T1">administración</text:span> de las unidades de procesamiento y el manejo de hilos. Cuando un hilo pide el recurso tiene que esperar un <text:span text:style-name="T1">montón</text:span> de tiempo, le da tiempo a la cache que traiga los datos. Por eso la cache no necesita ser tan grande, porque tiene tiempo para traer los datos.</text:p>
      <text:p text:style-name="P3">La GPU aprovecha la espera de los hilos para traer los datos a la cache. El primer llenado del pipeline tiene una latencia de llenar el pipeline.</text:p>
      <text:p text:style-name="P3">El espacio de registros en la GPU es mas grande que en la CPU.</text:p>
      <text:p text:style-name="P2"/>
      <text:p text:style-name="P3">Las placas NVIDIA tienen un buen manejador de hilos, que es muy eficiente.</text:p>
      <text:p text:style-name="P1"/>
      <text:p text:style-name="P4">En las CPU el costo de la latencia se trata de disminuir con el tamanio de la cache, en las GPU se trata de disminuir con el manejo de los hilos.</text:p>
      <text:p text:style-name="P4"/>
      <text:p text:style-name="P5">Para procesar pixeles se pone de a bloques mas chicos, no se pone todo de una, porque sino hay que manejar un <text:span text:style-name="T7">montón</text:span> de memoria; <text:span text:style-name="T2">los registros y la cache deberían ser mas grandes</text:span>.</text:p>
      <text:p text:style-name="P5"/>
      <text:p text:style-name="P6">Las GPU necesitan un numero grande de hilos para tolerar las latencias. Las GPU tiene procesadores que son simples, pero son <text:span text:style-name="T7">muchos</text:span> y tiene un pipeline de instrucciones. <text:span text:style-name="T3">No necesita mecanismos tan complejos como las CPU.</text:span></text:p>
      <text:p text:style-name="P6"/>
      <text:p text:style-name="P7">La CPU es mejor para <text:span text:style-name="T7">código</text:span> secuencial donde importa la latencia.</text:p>
      <text:p text:style-name="P7">La GPU es mejor cuando se pueden ejecutar varias partes en paralelo y hace falta mucho procesamiento (mucho throughput). Pero que sea de lo mismo (mismas <text:span text:style-name="T5">instrucciones</text:span>, datos independientes). <text:span text:style-name="T4">La GPU no sirve para un sección de openmp por ejemplo: donde se ejecutan partes paralelas con distintas instrucciones.</text:span></text:p>
      <text:p text:style-name="P8">Las GPU ejecutan programas masivamente paralelos.</text:p>
      <text:p text:style-name="P8"/>
      <text:p text:style-name="P9">La GPU no trabaja sola, tiene que estar montada sobre un procesador principal.</text:p>
      <text:p text:style-name="P9"/>
      <text:p text:style-name="P10">Hay que minimizar el costo del re-desarrollo de software. El costo de software es mas importante que el costo de hardware.</text:p>
      <text:p text:style-name="P11"><text:soft-page-break/>Es mas importante hacer un software portable que eficiente para un arquitectura.</text:p>
      <text:p text:style-name="P11"/>
      <text:p text:style-name="P12">En <text:span text:style-name="T7">programación</text:span> paralela el trabajo termina cuando el hilo mas lento termina. Hay que tener un buen balance de la carg<text:span text:style-name="T6">a.</text:span></text:p>
      <text:p text:style-name="P12"/>
      <text:p text:style-name="Subtitle">Funcionamiento</text:p>
      <text:p text:style-name="P13">Cada hilo ejecuta las mismas instrucciones. La diferencia esta en los datos.</text:p>
      <text:p text:style-name="P14">Los datos son N-dimensionales. Esta bueno que los hilos sean N-dimensionales para poder asociar uno a uno.</text:p>
      <text:p text:style-name="P15">Cada hilo tiene un id unico.</text:p>
      <text:p text:style-name="P15">Ademas hay un block id.</text:p>
      <text:p text:style-name="P15">Blockdim → Lo podemos manejar al tamaño del bloque.</text:p>
      <text:p text:style-name="P15"/>
      <text:p text:style-name="P15">Id = blockidx * blockdim + threadidx;</text:p>
      <text:p text:style-name="P15">Tenemos griddim bloques. El tamaño de la grilla es la cantidad de bloques que tenemos. <text:span text:style-name="T8">La grilla se utiliza para particionar el trabajo.</text:span></text:p>
      <text:p text:style-name="P15"/>
      <text:p text:style-name="P16">Kernel en la terminologia de nvidia es el codigo. <text:span text:style-name="T9">Cada hilo ejecuta el mismo codigo kernel.</text:span></text:p>
      <text:p text:style-name="P16"/>
      <text:p text:style-name="P17">La unidad de manejo de hilos es la que te asocia el hilo logico con el hilo fisico. Esta maneja las colas de los hilos logicos para meterlos en los hilos fisicos.</text:p>
      <text:p text:style-name="P17"/>
      <text:p text:style-name="P18">Los hilos en el mismo bloque pueden cooperar con memoria compartida, operaciones atomicas y barreras de sincronizacion.</text:p>
      <text:p text:style-name="P18">Los hilos en distintos bloques no pueden cooperar mas que por memoria global.</text:p>
      <text:p text:style-name="P18"/>
      <text:p text:style-name="P19">Los bloques e hilos se pueden <text:span text:style-name="T10">identificar</text:span> en 1D, 2D o 3D. <text:span text:style-name="T10">Procesamiento de imagenes, o sistemas de ecuaciones en volumen.</text:span></text:p>
      <text:p text:style-name="P19"/>
      <text:p text:style-name="P20">Es importante saber como mapear los datos en CUDA <text:span text:style-name="T11">(n-dimesiones)</text:span>.</text:p>
      <text:p text:style-name="P20"/>
      <text:p text:style-name="P21">Ver filminas. La transferencia del datos se hace a mano, y es asincrona. Las instrucciones se pasan solas, es invisible al programador.</text:p>
      <text:p text:style-name="P21"/>
      <text:p text:style-name="P22"><text:soft-page-break/>Para que es void* y void**.</text:p>
      <text:p text:style-name="P22"/>
      <text:p text:style-name="P23">Void ** es un puntero a un puntero.</text:p>
      <text:p text:style-name="P1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5:41:49.699937683</meta:creation-date>
    <dc:date>2017-11-02T17:15:29.455793483</dc:date>
    <meta:editing-duration>PT1H30M58S</meta:editing-duration>
    <meta:editing-cycles>38</meta:editing-cycles>
    <meta:generator>LibreOffice/4.2.8.2$Linux_X86_64 LibreOffice_project/420m0$Build-2</meta:generator>
    <meta:document-statistic meta:table-count="0" meta:image-count="0" meta:object-count="0" meta:page-count="3" meta:paragraph-count="43" meta:word-count="685" meta:character-count="3961" meta:non-whitespace-character-count="3319"/>
  </office:meta>
</office:document-meta>
</file>